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305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officeooo:paragraph-rsid="000bf233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c9211e" loext:opacity="100%"/>
    </style:style>
    <style:style style:name="T3" style:family="text">
      <style:text-properties officeooo:rsid="000bf2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1 <text:s/>Implicação Lógica</text:p>
      <text:p text:style-name="Standard">TESTE REALIZADO</text:p>
      <text:p text:style-name="Standard"/>
      <text:p text:style-name="Standard"><text:s/></text:p>
      <text:p text:style-name="P2">Questão1 <text:s/></text:p>
      <text:p text:style-name="P2"><text:s/></text:p>
      <text:p text:style-name="Standard"><text:s text:c="3"/></text:p>
      <text:p text:style-name="Standard">Verifique a implicação:</text:p>
      <text:p text:style-name="Standard"><text:s/></text:p>
      <text:p text:style-name="Standard"/>
      <text:p text:style-name="Standard">~(c v d) → e</text:p>
      <text:p text:style-name="Standard"/>
      <text:p text:style-name="Standard">~(c v d)</text:p>
      <text:p text:style-name="Standard"/>
      <text:p text:style-name="Standard"><text:s text:c="3"/>e</text:p>
      <text:p text:style-name="Standard"/>
      <text:p text:style-name="Standard"/>
      <text:p text:style-name="Standard">Complete as lacunas:</text:p>
      <text:p text:style-name="Standard"><text:s/></text:p>
      <text:p text:style-name="Standard"/>
      <text:p text:style-name="Standard">O resultado final da tabela verdade de (~(cvd)→e) ∧ ~(cvd) → e <text:s/>é ________________ e por isso é uma implicação ________________.</text:p>
      <text:p text:style-name="Standard"/>
      <text:p text:style-name="Standard"><text:s/></text:p>
      <text:p text:style-name="Standard">OBS: Ao construir uma tabela verdade, inicie as colunas das proposições componentes com o valor lógico “V”.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P2">1 - VVVVVVVV, válida.</text:p>
      <text:p text:style-name="Standard">2 - VVVVVVFV, inválida.</text:p>
      <text:p text:style-name="Standard">3 - VFVVVVVV, inválida.</text:p>
      <text:p text:style-name="Standard">4 - VVVVVVVF, inválida.</text:p>
      <text:p text:style-name="Standard">5 - VVVVVFVV, inválida.</text:p>
      <text:p text:style-name="Standard"><text:s/></text:p>
      <text:p text:style-name="P2">Sua resposta: VVVVVVVV, 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2"><text:s/></text:p>
      <text:p text:style-name="P2">Questão2 <text:s/></text:p>
      <text:p text:style-name="Standard"><text:s/></text:p>
      <text:p text:style-name="Standard"><text:s text:c="3"/></text:p>
      <text:p text:style-name="Standard">Avalie as alternativas a seguir. Marque V, quando a alternativa estiver falando algo Verdadeiro e F quando for algo Falso:</text:p>
      <text:p text:style-name="Standard"/>
      <text:p text:style-name="Standard">( <text:s text:c="3"/>) Os símbolos ↔ e ⇔ <text:s/>representam a mesma operação lógica, que é a condicional.</text:p>
      <text:p text:style-name="Standard"/>
      <text:p text:style-name="Standard"><text:soft-page-break/>( <text:s text:c="3"/>) A proposição P é implica na proposição Q apenas quando a condicional P→Q for tautológica.</text:p>
      <text:p text:style-name="Standard">( <text:s text:c="3"/>) Pode-se afirmar que P:p ∧ q ⇒ Q: p ↔ q, pois não há a ocorrência de F ⇒ V na mesma linha, quando comparados resultados finais das respectivas tabelas verdades.</text:p>
      <text:p text:style-name="Standard"/>
      <text:p text:style-name="Standard"><text:s text:c="11"/></text:p>
      <text:p text:style-name="Standard"/>
      <text:p text:style-name="Standard">Marque a alternativa correta abaixo:</text:p>
      <text:p text:style-name="Standard"/>
      <text:p text:style-name="Standard"><text:s/></text:p>
      <text:p text:style-name="Standard">1 - V V V</text:p>
      <text:p text:style-name="Standard">2 - V F V</text:p>
      <text:p text:style-name="Standard">3 - F V V</text:p>
      <text:p text:style-name="P2">4 - F V F</text:p>
      <text:p text:style-name="Standard">5 - F F V</text:p>
      <text:p text:style-name="Standard"><text:s/></text:p>
      <text:p text:style-name="P2">Sua resposta: F V F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nsidere o argumento abaixo:</text:p>
      <text:p text:style-name="Standard"/>
      <text:p text:style-name="Standard"/>
      <text:p text:style-name="Standard">Se X é par então o resultado de X dividido por 2 é par</text:p>
      <text:p text:style-name="Standard"/>
      <text:p text:style-name="Standard">1ª Premissa</text:p>
      <text:p text:style-name="Standard"/>
      <text:p text:style-name="Standard">X/2 não é par</text:p>
      <text:p text:style-name="Standard"/>
      <text:p text:style-name="Standard">2ª Premissa</text:p>
      <text:p text:style-name="Standard"/>
      <text:p text:style-name="Standard">_________________________________________________________________</text:p>
      <text:p text:style-name="Standard"/>
      <text:p text:style-name="Standard"><text:s/></text:p>
      <text:p text:style-name="Standard"/>
      <text:p text:style-name="Standard">Logo,?????????</text:p>
      <text:p text:style-name="Standard"/>
      <text:p text:style-name="Standard">Concluinte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premissa “Se X é par então o resultado de X dividido por 2 é par” é simbolicamente representada por (X é par)→(X/2 é par), isto é, p→q</text:p>
      <text:p text:style-name="Standard"><text:soft-page-break/>( <text:s text:c="3"/>) Considerando q: X/2 é par, pode-se representar a premissa “X/2 não é par” por ~q.</text:p>
      <text:p text:style-name="Standard">( <text:s text:c="3"/>) Considerando a regra de inferência Modus Tollens(MT), a concluinte será “Logo, X não é par”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V V F</text:p>
      <text:p text:style-name="Standard">2 - F F F</text:p>
      <text:p text:style-name="Standard">3 - F F V</text:p>
      <text:p text:style-name="P2">4 - V V V</text:p>
      <text:p text:style-name="Standard">5 - F V F</text:p>
      <text:p text:style-name="Standard"><text:s/></text:p>
      <text:p text:style-name="P2">Sua resposta: V V V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3">Questão4 <text:s/></text:p>
      <text:p text:style-name="Standard"><text:s/></text:p>
      <text:p text:style-name="Standard"><text:s text:c="3"/></text:p>
      <text:p text:style-name="Standard">Verificar as implicações lógicas a seguir:</text:p>
      <text:p text:style-name="Standard"/>
      <text:p text:style-name="Standard"><text:s/></text:p>
      <text:p text:style-name="Standard"/>
      <text:p text:style-name="Standard">~(p ∨ q) → (~p ∨ ~q) ⇒ (p → ~q)</text:p>
      <text:p text:style-name="Standard"/>
      <text:p text:style-name="Standard"><text:s/></text:p>
      <text:p text:style-name="Standard"/>
      <text:p text:style-name="Standard">p → q ∧ ~s ⇒ q ∨ p → s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/>
      <text:p text:style-name="Standard">( <text:s text:c="3"/>)</text:p>
      <text:p text:style-name="Standard"/>
      <text:p text:style-name="Standard">Considerando A: ~(p∨q)→(~p∨~q) e B: (p→~q), via tabela verdade é possível provar que A ⇒ B, pois a condicional A→B é uma tautologia.</text:p>
      <text:p text:style-name="Standard"/>
      <text:p text:style-name="Standard">( <text:s text:c="3"/>)</text:p>
      <text:p text:style-name="Standard"><text:soft-page-break/></text:p>
      <text:p text:style-name="Standard">Considerando A: p→q∧~s e B: q∨p→s, via tabela verdade é possível provar que não é válida a implicação A⇒B, pois a condicional A→B não é uma tautologia.</text:p>
      <text:p text:style-name="Standard"/>
      <text:p text:style-name="Standard">( <text:s text:c="3"/>)</text:p>
      <text:p text:style-name="Standard"/>
      <text:p text:style-name="Standard">A tabela verdade de (p→ q ∧~s) → (q∨p→s) resultou em uma contradição.</text:p>
      <text:p text:style-name="Standard"/>
      <text:p text:style-name="Standard"><text:s text:c="11"/></text:p>
      <text:p text:style-name="Standard"/>
      <text:p text:style-name="Standard">Marque a alternativa correta:</text:p>
      <text:p text:style-name="Standard"/>
      <text:p text:style-name="Standard"><text:s/></text:p>
      <text:p text:style-name="P3">1 - V F V</text:p>
      <text:p text:style-name="Standard">2 - V F F</text:p>
      <text:p text:style-name="Standard">3 - V V F</text:p>
      <text:p text:style-name="Standard">4 - V V V</text:p>
      <text:p text:style-name="Standard">5 - F V F</text:p>
      <text:p text:style-name="Standard"><text:s/></text:p>
      <text:p text:style-name="P3">Sua resposta: V F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2">Questão5 <text:s/></text:p>
      <text:p text:style-name="Standard"><text:s/></text:p>
      <text:p text:style-name="Standard"><text:s text:c="3"/></text:p>
      <text:p text:style-name="Standard">Verifique a implicação:</text:p>
      <text:p text:style-name="Standard"/>
      <text:p text:style-name="Standard"><text:s/></text:p>
      <text:p text:style-name="Standard">p ∧ q → r</text:p>
      <text:p text:style-name="P4">q → r ∧ s</text:p>
      <text:p text:style-name="P4">________________</text:p>
      <text:p text:style-name="Standard"><text:s text:c="5"/>~p v ~q</text:p>
      <text:p text:style-name="Standard"><text:s/></text:p>
      <text:p text:style-name="Standard"/>
      <text:p text:style-name="Standard">Complete as lacunas:</text:p>
      <text:p text:style-name="Standard"/>
      <text:p text:style-name="Standard"><text:s/></text:p>
      <text:p text:style-name="Standard"/>
      <text:p text:style-name="Standard">O resultado final da tabela verdade de (p∧q→r)∧(q→r∧s)→(~pv~q) é ________________ e por isso é uma implicação ________________.</text:p>
      <text:p text:style-name="Standard"/>
      <text:p text:style-name="Standard"><text:s/></text:p>
      <text:p text:style-name="Standard"/>
      <text:p text:style-name="Standard">OBS: Ao construir uma tabela verdade, inicie as colunas das proposições componentes com o valor lógico “V”.</text:p>
      <text:p text:style-name="Standard"/>
      <text:p text:style-name="Standard"><text:s/></text:p>
      <text:p text:style-name="Standard"/>
      <text:p text:style-name="Standard"><text:soft-page-break/>Marque a alternativa correta:</text:p>
      <text:p text:style-name="Standard"/>
      <text:p text:style-name="Standard"><text:s/></text:p>
      <text:p text:style-name="P2">1 - FVVVVVVVVVVVVVVV, inválida.</text:p>
      <text:p text:style-name="Standard">2 - VVVVVVVVVVVVVFVV, inválida.</text:p>
      <text:p text:style-name="Standard">3 - VFVVVVVVVVVVVVVV, inválida.</text:p>
      <text:p text:style-name="Standard">4 - VVVVVVVVVVVVVVVV, inválida.</text:p>
      <text:p text:style-name="Standard">5 - VVVVVVVVVVVVVVVV, válida.</text:p>
      <text:p text:style-name="Standard"><text:s/></text:p>
      <text:p text:style-name="P2">Sua resposta: FVVVVVVVVVVVVVVV, inválida.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P3"><text:s/></text:p>
      <text:p text:style-name="P3">Questão6 <text:s/></text:p>
      <text:p text:style-name="Standard"><text:s/></text:p>
      <text:p text:style-name="Standard"><text:s text:c="3"/></text:p>
      <text:p text:style-name="Standard">Relacione as colunas abaixo, considerando as denominadas Regras de Inferências:</text:p>
      <text:p text:style-name="Standard"/>
      <text:p text:style-name="Standard"><text:s text:c="2"/></text:p>
      <text:p text:style-name="Standard">1 ( p→q)∧( r→s )∧( p∨r ) ⇒ q∨s</text:p>
      <text:p text:style-name="Standard">Silogismo Disjuntivo(SD)</text:p>
      <text:p text:style-name="Standard"/>
      <text:p text:style-name="Standard"><text:span text:style-name="T3">2 </text:span>( p∨q) ∧ ~q ⇒ p</text:p>
      <text:p text:style-name="Standard">Silogismo Hipotético(SH)</text:p>
      <text:p text:style-name="Standard"/>
      <text:p text:style-name="Standard">3 ( p→q )∧( r→s )∧( ~q∨~s ) ⇒ ~p∨~r</text:p>
      <text:p text:style-name="Standard">Dilema Construtivo(DC)</text:p>
      <text:p text:style-name="Standard"/>
      <text:p text:style-name="Standard">4 ( p→q)∧(q→r) ⇒ p→r</text:p>
      <text:p text:style-name="Standard">Dilema Destrutivo(DD) </text:p>
      <text:p text:style-name="Standard"/>
      <text:p text:style-name="Standard">Marque a alternativa correta:</text:p>
      <text:p text:style-name="Standard"/>
      <text:p text:style-name="Standard"><text:s/></text:p>
      <text:p text:style-name="P3">1 - 2,1,4,3</text:p>
      <text:p text:style-name="Standard">2 - 3,4,1,2</text:p>
      <text:p text:style-name="Standard">3 - 2,4,1,3</text:p>
      <text:p text:style-name="Standard">4 - 3,1,4,2</text:p>
      <text:p text:style-name="Standard">5 - 3,4,2,1</text:p>
      <text:p text:style-name="Standard"><text:s/></text:p>
      <text:p text:style-name="P3">Sua resposta: 2,1,4,3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7 <text:s/></text:p>
      <text:p text:style-name="Standard"><text:s/></text:p>
      <text:p text:style-name="Standard"><text:soft-page-break/><text:s text:c="3"/></text:p>
      <text:p text:style-name="Standard">Verifique se p é uma premissa conclusiva das premissas abaixo:</text:p>
      <text:p text:style-name="Standard"/>
      <text:p text:style-name="Standard">1. ~p v q</text:p>
      <text:p text:style-name="Standard"/>
      <text:p text:style-name="Standard">2. q v s</text:p>
      <text:p text:style-name="Standard"/>
      <text:p text:style-name="Standard">3. ~s</text:p>
      <text:p text:style-name="Standard"><text:s/></text:p>
      <text:p text:style-name="Standard"/>
      <text:p text:style-name="Standard">Isto é:</text:p>
      <text:p text:style-name="Standard"/>
      <text:p text:style-name="Standard">Verifique a implicação (~pvq)∧(qvs)∧~s ⇒ p</text:p>
      <text:p text:style-name="Standard"><text:s/>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implicação (~pvq)∧(qvs)∧~s→p não é válida devido ao resultado da tabela verdade ser VVVVVFVV</text:p>
      <text:p text:style-name="Standard"/>
      <text:p text:style-name="Standard">( <text:s text:c="3"/>) Para verificar a validade da implicação (~pvq)∧(qvs)∧~s⇒p via tabela verdade, há um teorema que diz: será válida a implicação se o resultado da tabela de (~pvq)∧(qvs)∧~s→p não for uma condicional tautológica.</text:p>
      <text:p text:style-name="Standard"/>
      <text:p text:style-name="Standard">( <text:s text:c="3"/>) Considere A: (~pvq)∧(qvs)∧~s→p e B: p. A implicação A⇒B não é válida pois na 6 linha da tabela verdade ocorreu a situação V⇒F, quando comparadas as colunas de A e de B.</text:p>
      <text:p text:style-name="Standard"/>
      <text:p text:style-name="Standard">OBS: Ao construir a tabela verdade, inicie as colunas das proposições componentes com o valor lógico “V”.</text:p>
      <text:p text:style-name="Standard"/>
      <text:p text:style-name="Standard">Marque a alternativa correta:</text:p>
      <text:p text:style-name="Standard"/>
      <text:p text:style-name="Standard"><text:s/></text:p>
      <text:p text:style-name="P3">1 - V V V</text:p>
      <text:p text:style-name="Standard">2 - V F F</text:p>
      <text:p text:style-name="Standard">3 - F F F</text:p>
      <text:p text:style-name="Standard">4 - F V V</text:p>
      <text:p text:style-name="Standard">5 - V F V</text:p>
      <text:p text:style-name="Standard"><text:s/></text:p>
      <text:p text:style-name="P3">Sua resposta: V V V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3">Questão8 <text:s/></text:p>
      <text:p text:style-name="Standard"><text:s/></text:p>
      <text:p text:style-name="Standard"><text:s text:c="3"/></text:p>
      <text:p text:style-name="Standard">Considere o argumento lógico abaixo:</text:p>
      <text:p text:style-name="Standard"><text:soft-page-break/></text:p>
      <text:p text:style-name="Standard">~p, q v s, s</text:p>
      <text:p text:style-name="Standard"/>
      <text:p text:style-name="Standard">Avalie as conclusões abaixo e identifique com V, quando a alternativa estiver falando algo Verdadeiro e F quando for algo Falso:</text:p>
      <text:p text:style-name="Standard"/>
      <text:p text:style-name="Standard"><text:s/></text:p>
      <text:p text:style-name="Standard">( <text:s text:c="3"/>) A verificação do argumento “p, q v s, s” significa verificar a validade de ~p∧(q v s)⇒s</text:p>
      <text:p text:style-name="Standard">( <text:s text:c="3"/>) É válido o argumento “p, q v s, s” pois a proposição ~p∧(qvs)→s é uma tautológica.</text:p>
      <text:p text:style-name="Standard">( <text:s text:c="3"/>)O argumento ~p∧(q v s)⇒s é a regra de inferência Silogismo Disjuntivo(SD)</text:p>
      <text:p text:style-name="Standard"/>
      <text:p text:style-name="Standard"><text:s text:c="2"/>Marque a alternativa correta:</text:p>
      <text:p text:style-name="Standard"/>
      <text:p text:style-name="Standard"><text:s/></text:p>
      <text:p text:style-name="P3">1 - VVF</text:p>
      <text:p text:style-name="Standard">2 - FFF</text:p>
      <text:p text:style-name="Standard">3 - VFF</text:p>
      <text:p text:style-name="Standard">4 - VVV</text:p>
      <text:p text:style-name="Standard">5 - FVF</text:p>
      <text:p text:style-name="Standard"><text:s/></text:p>
      <text:p text:style-name="P3">Sua resposta: VVF</text:p>
      <text:p text:style-name="Standard">Valor: Resposta Errada</text:p>
      <text:p text:style-name="Standard">Valor recebido: 0.00</text:p>
      <text:p text:style-name="Standard"/>
      <text:p text:style-name="Standard"><text:s/></text:p>
      <text:p text:style-name="P3">Questão9 <text:s/></text:p>
      <text:p text:style-name="Standard"><text:s/></text:p>
      <text:p text:style-name="Standard"><text:s text:c="3"/></text:p>
      <text:p text:style-name="Standard">Complete as lacunas abaixo e depois marque a alternativa correspondente.</text:p>
      <text:p text:style-name="Standard"/>
      <text:p text:style-name="Standard">1º <text:s/>Uma proposição qualquer P implica logicamente em outra proposição Q quando, e somente quando, a proposição Q é _________ todas as vezes que P for __________.</text:p>
      <text:p text:style-name="Standard"/>
      <text:p text:style-name="Standard">2º <text:s/>Na verificação da existência de Implicação Lógica P⇒Q, nas tabelas verdades de P e Q, não pode ocorrer _________ no resultado de P e __________ no resultado de Q, simultaneamente na mesma linha.</text:p>
      <text:p text:style-name="Standard"/>
      <text:p text:style-name="Standard"><text:s/></text:p>
      <text:p text:style-name="Standard">Marque a alternativa correta:</text:p>
      <text:p text:style-name="P3"/>
      <text:p text:style-name="P3"><text:s/></text:p>
      <text:p text:style-name="P3">1 - 1º. Verdade, Verdade; 2º. Verdade, Verdade.</text:p>
      <text:p text:style-name="Standard">2 - 1º. Verdade, Verdade; 2º. Verdade, Falsidade.</text:p>
      <text:p text:style-name="Standard">3 - 1º. Verdade, Falsidade; 2º. Verdade, Falsidade.</text:p>
      <text:p text:style-name="Standard">4 - 1º. Verdade, Falsidade; 2º. Verdade, Verdade.</text:p>
      <text:p text:style-name="Standard">5 - 1º. Verdade, Verdade; 2º. Falsidade, Verdade.</text:p>
      <text:p text:style-name="Standard"><text:s/></text:p>
      <text:p text:style-name="P3">Sua resposta: 1º. Verdade, Verdade; 2º. Verdade, Ver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Identifique quais são as Regras de Inferência representadas pelos argumentos abaixo:</text:p>
      <text:p text:style-name="Standard"/>
      <text:p text:style-name="Standard"><text:s/></text:p>
      <text:p text:style-name="Standard"/>
      <text:p text:style-name="Standard">~r</text:p>
      <text:p text:style-name="Standard"/>
      <text:p text:style-name="Standard">s → r</text:p>
      <text:p text:style-name="Standard"/>
      <text:p text:style-name="Standard">__________</text:p>
      <text:p text:style-name="Standard"/>
      <text:p text:style-name="Standard">~s</text:p>
      <text:p text:style-name="Standard"/>
      <text:p text:style-name="Standard"><text:s/></text:p>
      <text:p text:style-name="Standard"/>
      <text:p text:style-name="Standard">p∨q</text:p>
      <text:p text:style-name="Standard"/>
      <text:p text:style-name="Standard">~q</text:p>
      <text:p text:style-name="Standard"/>
      <text:p text:style-name="Standard">_______</text:p>
      <text:p text:style-name="Standard"/>
      <text:p text:style-name="Standard">p</text:p>
      <text:p text:style-name="Standard"/>
      <text:p text:style-name="Standard">p → q</text:p>
      <text:p text:style-name="Standard"/>
      <text:p text:style-name="Standard">r → s</text:p>
      <text:p text:style-name="Standard"/>
      <text:p text:style-name="Standard">~q∨~s</text:p>
      <text:p text:style-name="Standard"/>
      <text:p text:style-name="Standard">_________</text:p>
      <text:p text:style-name="Standard"/>
      <text:p text:style-name="Standard">~p∨~r</text:p>
      <text:p text:style-name="Standard"/>
      <text:p text:style-name="Standard"><text:s/></text:p>
      <text:p text:style-name="Standard"/>
      <text:p text:style-name="Standard">p</text:p>
      <text:p text:style-name="Standard"/>
      <text:p text:style-name="Standard">______</text:p>
      <text:p text:style-name="Standard"/>
      <text:p text:style-name="Standard">p ∨ q</text:p>
      <text:p text:style-name="Standard"/>
      <text:p text:style-name="Standard">I</text:p>
      <text:p text:style-name="Standard"/>
      <text:p text:style-name="Standard">II</text:p>
      <text:p text:style-name="Standard"/>
      <text:p text:style-name="Standard">III</text:p>
      <text:p text:style-name="Standard"/>
      <text:p text:style-name="Standard">IV</text:p>
      <text:p text:style-name="Standard"><text:soft-page-break/></text:p>
      <text:p text:style-name="Standard"><text:s/></text:p>
      <text:p text:style-name="Standard"/>
      <text:p text:style-name="Standard">Marque a alternativa correta:</text:p>
      <text:p text:style-name="Standard"/>
      <text:p text:style-name="Standard"><text:s/></text:p>
      <text:p text:style-name="Standard">1 - Modus Ponens (MP), II. Silogismo Hipotético (SH), III. Dilema Destrutivo (DD) e IV. Adição disjuntiva (AD).</text:p>
      <text:p text:style-name="Standard">2 - Modus Tollens (MT), II. Silogismo Disjuntivo (SD), III. Dilema Construtivo (DC) e IV. Adição disjuntiva (AD).</text:p>
      <text:p text:style-name="Standard">3 - Modus Tollens (MT), II. Silogismo Disjuntivo (SD), III. Dilema Destrutivo (DD) e IV. Simplificação Conjuntiva (SIM).</text:p>
      <text:p text:style-name="Standard">4 - Modus Tollens (MT), II. Silogismo Disjuntivo (SD), III. Dilema Destrutivo (DD) e IV. Adição disjuntiva (AD).</text:p>
      <text:p text:style-name="Standard">5 - Modus Ponens (MP), II. Silogismo Hipotético (SH), III. Dilema Destrutivo (DD) e IV. Adição disjuntiva (AD).</text:p>
      <text:p text:style-name="Standard"><text:s/></text:p>
      <text:p text:style-name="Standard">Sua resposta: Modus Ponens (MP), II. Silogismo Hipotético (SH), III. Dilema Destrutivo (DD) e IV. Adição disjuntiva (AD)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2:14:24.751260213</meta:creation-date>
    <dc:date>2023-05-30T02:29:30.148995714</dc:date>
    <meta:editing-duration>PT4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9" meta:paragraph-count="284" meta:word-count="1311" meta:character-count="7357" meta:non-whitespace-character-count="6018"/>
  </office:meta>
</office:document-meta>
</file>